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6.945cm" svg:x="1.4cm" svg:y="2.118cm" presentation:class="title" presentation:user-transformed="true">
          <draw:text-box>
            <text:p><text:line-break/><text:line-break/>Minkowski Sums, Fourier Transforms and Collision Detection</text:p>
          </draw:text-box>
        </draw:frame>
        <draw:frame presentation:style-name="pr2" draw:text-style-name="P1" draw:layer="layout" svg:width="25.199cm" svg:height="16.255cm" svg:x="1.4cm" svg:y="5.137cm" presentation:class="subtitle" presentation:user-transformed="true">
          <draw:text-box>
            <text:p text:style-name="P1"><text:span text:style-name="T1">Can Erdogan</text:span></text:p>
            <text:p text:style-name="P1"><text:span text:style-name="T1">CS6495 – Computer Graphics</text:span></text:p>
            <text:p text:style-name="P1"><text:span text:style-name="T1">December 03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liminaries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3">
              <text:list-item>
                <text:p text:style-name="P2"><text:span text:style-name="T2">Minkowski Sums</text:span></text:p>
                <text:list>
                  <text:list-item>
                    <text:p text:style-name="P2"><text:span text:style-name="T2">Early-Miss Tests</text:span></text:p>
                  </text:list-item>
                  <text:list-item>
                    <text:p text:style-name="P2"><text:span text:style-name="T2">Convolution</text:span></text:p>
                  </text:list-item>
                </text:list>
              </text:list-item>
              <text:list-item>
                <text:p text:style-name="P2"><text:span text:style-name="T2">Point-wise multiplication: Collision checks</text:span></text:p>
              </text:list-item>
              <text:list-item>
                <text:p text:style-name="P2"><text:span text:style-name="T2">Fourier transforms</text:span></text:p>
                <text:list>
                  <text:list-item>
                    <text:p><text:span text:style-name="T2">???</text:span></text:p>
                  </text:list-item>
                  <text:list-item>
                    <text:p><text:span text:style-name="T2">Convolutions as point-wise multiplication</text:span></text:p>
                  </text:list-item>
                  <text:list-item>
                    <text:p><text:span text:style-name="T2">Translations as multiplication with Dirac functions</text:span></text:p>
                  </text:list-item>
                </text:list>
              </text:list-item>
              <text:list-item>
                <text:p text:style-name="P2"><text:span text:style-name="T2">Fourier cutoffs: Approximation schemes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rdogan </meta:initial-creator>
    <meta:creation-date>2015-11-30T08:16:21</meta:creation-date>
    <dc:date>2015-11-30T09:27:27</dc:date>
    <dc:creator>cerdogan </dc:creator>
    <meta:editing-duration>PT1H5M50S</meta:editing-duration>
    <meta:editing-cycles>4</meta:editing-cycles>
    <meta:generator>LibreOffice/3.5$Linux_X86_64 LibreOffice_project/350m1$Build-2</meta:generator>
    <meta:document-statistic meta:object-count="33"/>
  </office:meta>
</office:document-meta>
</file>